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Breezy Bos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pin’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table:style-name="ce18"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8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table:style-name="ce18"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Gloamering Glades</text:p>
          </table:table-cell>
          <table:table-cell table:style-name="ce18" office:value-type="string" calcext:value-type="string">
            <text:p>Rob Zombies</text:p>
          </table:table-cell>
          <table:table-cell table:style-name="ce27"/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Black Chaos in the Hour o’ Steal</text:p>
          </table:table-cell>
          <table:table-cell office:value-type="string" calcext:value-type="string">
            <text:p>Paranoid Androids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Shore &amp; then You Croak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I’ll Be Your Mirror</text:p>
          </table:table-cell>
          <table:table-cell office:value-type="string" calcext:value-type="string">
            <text:p>Foggy Forest</text:p>
          </table:table-cell>
          <table:table-cell table:style-name="ce12" office:value-type="string" calcext:value-type="string">
            <text:p>Rob Zombie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20:39:07.424562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12-14T04:46:00.109101313</dc:date>
    <meta:editing-duration>P26DT13H25M18S</meta:editing-duration>
    <meta:editing-cycles>399</meta:editing-cycles>
    <meta:generator>LibreOffice/6.4.7.2$Linux_X86_64 LibreOffice_project/40$Build-2</meta:generator>
    <meta:document-statistic meta:table-count="2" meta:cell-count="225" meta:object-count="0"/>
  </office:meta>
</office:document-meta>
</file>